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issionai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ário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table:formula="of:=[.B2]*[.B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formula="of:=[.B$4]*[.B5]" office:value-type="float" office:value="1840" calcext:value-type="float">
            <text:p>1840</text:p>
          </table:table-cell>
          <table:table-cell table:formula="of:=[.$B4]*[.C5]" office:value-type="float" office:value="2000" calcext:value-type="float">
            <text:p>2000</text:p>
          </table:table-cell>
          <table:table-cell table:formula="of:=[.$B4]*[.D5]" office:value-type="float" office:value="1520" calcext:value-type="float">
            <text:p>152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office:value-type="float" office:value="1840" calcext:value-type="float">
            <text:p>184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table:formula="of:=([.$C$10]*[.B11])/100" office:value-type="float" office:value="1132.8" calcext:value-type="float">
            <text:p>1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table:formula="of:=([.$C$10]*[.B12])/100" office:value-type="float" office:value="441.6" calcext:value-type="float">
            <text:p>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table:formula="of:=([.$C$10]*[.B13])/100" office:value-type="float" office:value="345.6" calcext:value-type="float">
            <text:p>346</text:p>
          </table:table-cell>
          <table:table-cell table:number-columns-repeated="2"/>
        </table:table-row>
        <table:table-row table:style-name="ro1">
          <table:table-cell/>
          <table:table-cell table:formula="of:=SUM([.B11:.B13])" office:value-type="float" office:value="100" calcext:value-type="float">
            <text:p>100</text:p>
          </table:table-cell>
          <table:table-cell table:formula="of:=([.$C$10]*[.B14])/100" office:value-type="float" office:value="1920" calcext:value-type="float">
            <text:p>19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43:41.125790919</meta:creation-date>
    <dc:date>2019-03-27T19:57:57.058672852</dc:date>
    <meta:editing-duration>PT4M5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